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7bb" officeooo:paragraph-rsid="000cf7bb"/>
    </style:style>
    <style:style style:name="P2" style:family="paragraph" style:parent-style-name="Standard">
      <style:text-properties officeooo:paragraph-rsid="000cf7bb"/>
    </style:style>
    <style:style style:name="P3" style:family="paragraph" style:parent-style-name="Text_20_body">
      <style:text-properties officeooo:rsid="000cf7bb" officeooo:paragraph-rsid="000cf7bb"/>
    </style:style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0cf7bb" officeooo:paragraph-rsid="000cf7b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lecting on the coffee project</text:p>
      <text:p text:style-name="P1">Sean Reid</text:p>
      <text:p text:style-name="P1">7/17/2021</text:p>
      <text:p text:style-name="P2"/>
      <text:p text:style-name="P3">Does your program flow in a logical order? </text:p>
      <text:p text:style-name="P1">The program has a logical order and I like the idea of a constant loop that runs, checking the state and updating as things happen. I think this flow works for a machine like a coffee maker since it has a simple purpose and no other programs will be trying to access the processor or anything like that. </text:p>
      <text:p text:style-name="P1"/>
      <text:p text:style-name="P1">What variables are implied by your design? Do they account for everything in the problem statement? </text:p>
      <text:p text:style-name="P5"/>
      <text:p text:style-name="P1">In the flowchart there are a lot of assumed variables that I think I explained well in the pseudocode. Things like the state, acceptable temperature for the heat pad, a boolean for the water dispenser. I think this design does account for everything in the problem statement.</text:p>
      <text:p text:style-name="P1"/>
      <text:p text:style-name="P5">What sections of the code might make sense to put in main()? What pieces of the code would make sense in a function or functions?</text:p>
      <text:p text:style-name="P5"/>
      <text:p text:style-name="P1">My pseudocode shows what should be in main and what should be functions. I hope that’s not too confusing. Really, main will be made up of the state, a timer loop, and a nested state loop. So as the program runs, the state will change and run the various state functions.</text:p>
      <text:p text:style-name="P1"/>
      <text:p text:style-name="P1">Which method do you prefer, the visual flowchart or the text-based pseudocode? Why? </text:p>
      <text:p text:style-name="P1"/>
      <text:p text:style-name="P1">I like the visualization of the diagram best but it feels incomplete without pseudocode to back it up. The flowchart makes a nice picture and is a good introduction to the flow. I think a combination of the two is the best way to express how the program should ru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14:21:10.691093077</meta:creation-date>
    <dc:date>2021-07-17T14:32:01.512892342</dc:date>
    <meta:editing-duration>PT10M51S</meta:editing-duration>
    <meta:editing-cycles>1</meta:editing-cycles>
    <meta:document-statistic meta:table-count="0" meta:image-count="0" meta:object-count="0" meta:page-count="1" meta:paragraph-count="11" meta:word-count="276" meta:character-count="1520" meta:non-whitespace-character-count="1251"/>
    <meta:generator>LibreOffice/6.4.7.2$Linux_X86_64 LibreOffice_project/40$Build-2</meta:generator>
  </office:meta>
</office:document-meta>
</file>